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10-4, 1-1 SL)</text:p>
          </table:table-cell>
          <table:table-cell office:value-type="string">
            <text:p>28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Dakota State (12-3, 3-0 SL)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46</text:p>
          </table:table-cell>
          <table:table-cell office:value-type="string">
            <text:p>.19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0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.07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47</text:p>
          </table:table-cell>
          <table:table-cell office:value-type="string">
            <text:p>.149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44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05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8</text:p>
          </table:table-cell>
          <table:table-cell office:value-type="string">
            <text:p>.167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08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.2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0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.19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31</text:p>
          </table:table-cell>
          <table:table-cell office:value-type="string">
            <text:p>166</text:p>
          </table:table-cell>
          <table:table-cell office:value-type="string">
            <text:p>.127</text:p>
          </table:table-cell>
          <table:table-cell office:value-type="string">
            <text:p>49</text:p>
          </table:table-cell>
          <table:table-cell office:value-type="string">
            <text:p>7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3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4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42</text:p>
          </table:table-cell>
          <table:table-cell office:value-type="string">
            <text:p>-.0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.6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21</text:p>
          </table:table-cell>
          <table:table-cell office:value-type="string">
            <text:p>147</text:p>
          </table:table-cell>
          <table:table-cell office:value-type="string">
            <text:p>.177</text:p>
          </table:table-cell>
          <table:table-cell office:value-type="string">
            <text:p>46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72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